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6666ff" draw:textarea-vertical-align="middle"/>
    </style:style>
    <style:style style:name="gr7" style:family="graphic" style:parent-style-name="standard">
      <style:graphic-properties svg:stroke-color="#ff6666" draw:textarea-vertical-align="middle"/>
    </style:style>
    <style:style style:name="gr8" style:family="graphic" style:parent-style-name="objectwithoutfill">
      <style:graphic-properties svg:stroke-color="#ffcc00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cc00" draw:textarea-vertical-align="middle"/>
    </style:style>
    <style:style style:name="gr10" style:family="graphic" style:parent-style-name="standard">
      <style:graphic-properties draw:fill="solid" draw:fill-color="#00cc00" draw:textarea-vertical-align="middle"/>
    </style:style>
    <style:style style:name="gr11" style:family="graphic" style:parent-style-name="standard">
      <style:graphic-properties draw:fill="solid" draw:fill-color="#dddddd" draw:textarea-vertical-align="middle"/>
    </style:style>
    <style:style style:name="gr12" style:family="graphic" style:parent-style-name="standard">
      <style:graphic-properties draw:fill="solid" draw:fill-color="#cccccc" draw:textarea-vertical-align="middle"/>
    </style:style>
    <style:style style:name="gr13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draw:marker-end="Arrow" draw:marker-end-width="0.3cm" draw:fill="none" draw:fill-color="#00cc00" draw:textarea-vertical-align="middle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9cm" svg:height="1.3cm" svg:x="21.9cm" svg:y="19.1cm">
          <text:p text:style-name="P1"><text:span text:style-name="T1">Pops</text:span></text:p>
        </draw:rect>
        <draw:rect draw:style-name="gr1" draw:text-style-name="P2" xml:id="id2" draw:id="id2" draw:layer="layout" svg:width="4.3cm" svg:height="1.8cm" svg:x="28.3cm" svg:y="18.7cm">
          <text:p text:style-name="P1"><text:span text:style-name="T1">Labour</text:span></text:p>
          <text:p text:style-name="P1"><text:span text:style-name="T1">(non integral resource)</text:span></text:p>
        </draw:rect>
        <draw:connector draw:style-name="gr2" draw:text-style-name="P1" draw:layer="layout" draw:type="curve" svg:x1="24.8cm" svg:y1="19.75cm" svg:x2="28.3cm" svg:y2="19.6cm" draw:start-shape="id1" draw:start-glue-point="1" draw:end-shape="id2" draw:end-glue-point="3" svg:d="M24800 19750c2625 0 875-150 3500-150">
          <text:p/>
        </draw:connector>
        <draw:rect draw:style-name="gr1" draw:text-style-name="P2" xml:id="id3" draw:id="id3" draw:layer="layout" svg:width="3.3cm" svg:height="1.8cm" svg:x="24.8cm" svg:y="23.9cm">
          <text:p text:style-name="P1"><text:span text:style-name="T1">Pregnant</text:span></text:p>
          <text:p text:style-name="P1"><text:span text:style-name="T1">Pops</text:span></text:p>
        </draw:rect>
        <draw:connector draw:style-name="gr3" draw:text-style-name="P1" draw:layer="layout" draw:type="curve" svg:x1="30.45cm" svg:y1="20.5cm" svg:x2="26.45cm" svg:y2="23.9cm" draw:start-shape="id2" draw:start-glue-point="2" draw:end-shape="id3" svg:d="M30450 20500c0 2550-4000 850-4000 3400">
          <text:p/>
        </draw:connector>
        <draw:connector draw:style-name="gr2" draw:text-style-name="P1" draw:layer="layout" draw:type="curve" svg:x1="24.8cm" svg:y1="24.8cm" svg:x2="23.35cm" svg:y2="20.4cm" draw:start-shape="id3" draw:start-glue-point="3" draw:end-shape="id1" svg:d="M24800 24800c-967 0-1450-1466-1450-4400">
          <text:p/>
        </draw:connector>
        <draw:rect draw:style-name="gr4" draw:text-style-name="P2" draw:layer="layout" svg:width="4.3cm" svg:height="1.1cm" svg:x="26.9cm" svg:y="21.7cm">
          <text:p text:style-name="P1"><text:span text:style-name="T1">More labour used</text:span></text:p>
          <text:p text:style-name="P1"><text:span text:style-name="T1">Fewer Pregnancies</text:span></text:p>
        </draw:rect>
        <draw:rect draw:style-name="gr1" draw:text-style-name="P2" xml:id="id4" draw:id="id4" draw:layer="layout" svg:width="3.4cm" svg:height="1.9cm" svg:x="34.7cm" svg:y="11.1cm">
          <text:p text:style-name="P1"><text:span text:style-name="T1">Fields</text:span></text:p>
          <text:p text:style-name="P1"><text:span text:style-name="T1">(integral)</text:span><text:span text:style-name="T1"><text:line-break/></text:span><text:span text:style-name="T1">(decay)</text:span></text:p>
        </draw:rect>
        <draw:rect draw:style-name="gr1" draw:text-style-name="P2" xml:id="id6" draw:id="id6" draw:layer="layout" svg:width="3.3cm" svg:height="1.8cm" svg:x="22.2cm" svg:y="11.2cm">
          <text:p text:style-name="P1"><text:span text:style-name="T1">Food</text:span><text:span text:style-name="T1"><text:line-break/></text:span><text:span text:style-name="T1">(integral)</text:span><text:span text:style-name="T1"><text:line-break/></text:span><text:span text:style-name="T1">(decay)</text:span></text:p>
        </draw:rect>
        <draw:custom-shape draw:style-name="gr5" draw:text-style-name="P2" xml:id="id5" draw:id="id5" draw:layer="layout" svg:width="3cm" svg:height="1.6cm" svg:x="28.9cm" svg:y="11.5cm">
          <text:p text:style-name="P1"><text:span text:style-name="T1">F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7cm" svg:y1="12.05cm" svg:x2="31.9cm" svg:y2="12.3cm" draw:start-shape="id4" draw:end-shape="id5" draw:end-glue-point="7" svg:d="M34700 12050c-2098 0-699 250-2800 250">
          <text:p/>
        </draw:connector>
        <draw:connector draw:style-name="gr2" draw:text-style-name="P1" draw:layer="layout" draw:type="curve" svg:x1="30.45cm" svg:y1="18.7cm" svg:x2="30.4cm" svg:y2="13.1cm" draw:start-shape="id2" draw:start-glue-point="0" draw:end-shape="id5" draw:end-glue-point="6" svg:d="M30450 18700c0-4200-50-1400-50-5600">
          <text:p/>
        </draw:connector>
        <draw:connector draw:style-name="gr2" draw:text-style-name="P1" draw:layer="layout" draw:type="curve" svg:x1="28.9cm" svg:y1="12.3cm" svg:x2="25.5cm" svg:y2="12.1cm" draw:start-shape="id5" draw:start-glue-point="5" draw:end-shape="id6" draw:end-glue-point="1" svg:d="M28900 12300c-2550 0-850-200-3400-200">
          <text:p/>
        </draw:connector>
        <draw:rect draw:style-name="gr6" draw:text-style-name="P2" draw:layer="layout" svg:width="4.3cm" svg:height="1.1cm" svg:x="20.8cm" svg:y="22cm">
          <text:p text:style-name="P1"><text:span text:style-name="T1">Pregnancies decay</text:span></text:p>
          <text:p text:style-name="P1"><text:span text:style-name="T1">into population</text:span></text:p>
        </draw:rect>
        <draw:rect draw:style-name="gr6" draw:text-style-name="P2" draw:layer="layout" svg:width="4.3cm" svg:height="1.1cm" svg:x="28.2cm" svg:y="13.8cm">
          <text:p text:style-name="P1"><text:span text:style-name="T1">Labour is used</text:span></text:p>
          <text:p text:style-name="P1"><text:span text:style-name="T1">to increase food stores</text:span></text:p>
        </draw:rect>
        <draw:rect draw:style-name="gr7" draw:text-style-name="P2" draw:layer="layout" svg:width="4.3cm" svg:height="1.1cm" svg:x="20.6cm" svg:y="13.9cm">
          <text:p text:style-name="P1"><text:span text:style-name="T1">Pops use food</text:span></text:p>
        </draw:rect>
        <draw:connector draw:style-name="gr3" draw:text-style-name="P1" draw:layer="layout" draw:type="curve" svg:x1="23.85cm" svg:y1="13cm" svg:x2="23.35cm" svg:y2="19.1cm" draw:start-shape="id6" draw:start-glue-point="2" draw:end-shape="id1" draw:end-glue-point="0" svg:d="M23850 13000c0 4575-500 1525-500 6100">
          <text:p/>
        </draw:connector>
        <draw:custom-shape draw:style-name="gr5" draw:text-style-name="P2" xml:id="id7" draw:id="id7" draw:layer="layout" svg:width="2.7cm" svg:height="1.7cm" svg:x="34.2cm" svg:y="19cm">
          <text:p text:style-name="P1"><text:span text:style-name="T1">CH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2.6cm" svg:y1="19.6cm" svg:x2="34.2cm" svg:y2="19.85cm" draw:start-shape="id2" draw:start-glue-point="1" draw:end-shape="id7" draw:end-glue-point="5" svg:d="M32600 19600c1200 0 400 250 1600 250">
          <text:p/>
        </draw:connector>
        <draw:rect draw:style-name="gr1" draw:text-style-name="P2" xml:id="id8" draw:id="id8" draw:layer="layout" svg:width="3.4cm" svg:height="1.9cm" svg:x="37.9cm" svg:y="20.8cm">
          <text:p text:style-name="P1"><text:span text:style-name="T1">Woods</text:span></text:p>
          <text:p text:style-name="P1"><text:span text:style-name="T1">(integral)</text:span><text:span text:style-name="T1"><text:line-break/></text:span><text:span text:style-name="T1">(decay)</text:span></text:p>
        </draw:rect>
        <draw:connector draw:style-name="gr2" draw:text-style-name="P1" draw:layer="layout" draw:type="curve" svg:x1="37.9cm" svg:y1="21.75cm" svg:x2="35.55cm" svg:y2="20.7cm" draw:start-shape="id8" draw:start-glue-point="3" draw:end-shape="id7" draw:end-glue-point="6" svg:d="M37900 21750c-1567 0-2350-350-2350-1050">
          <text:p/>
        </draw:connector>
        <draw:rect draw:style-name="gr1" draw:text-style-name="P2" xml:id="id9" draw:id="id9" draw:layer="layout" svg:width="3.4cm" svg:height="1.9cm" svg:x="37.9cm" svg:y="17.1cm">
          <text:p text:style-name="P1"><text:span text:style-name="T1">Materials</text:span></text:p>
          <text:p text:style-name="P1"><text:span text:style-name="T1">(integral)</text:span><text:span text:style-name="T1"><text:line-break/></text:span><text:span text:style-name="T1">(decay)</text:span></text:p>
        </draw:rect>
        <draw:connector draw:style-name="gr2" draw:text-style-name="P1" draw:layer="layout" draw:type="curve" svg:x1="35.55cm" svg:y1="19cm" svg:x2="37.9cm" svg:y2="18.05cm" draw:start-shape="id7" draw:start-glue-point="4" draw:end-shape="id9" draw:end-glue-point="3" svg:d="M35550 19000c0-634 783-950 2350-950">
          <text:p/>
        </draw:connector>
        <draw:connector draw:style-name="gr3" draw:text-style-name="P1" draw:layer="layout" draw:type="curve" svg:x1="36.9cm" svg:y1="19.85cm" svg:x2="39.6cm" svg:y2="20.8cm" draw:start-shape="id7" draw:start-glue-point="7" draw:end-shape="id8" svg:d="M36900 19850c1800 0 2700 316 2700 950">
          <text:p/>
        </draw:connector>
        <draw:custom-shape draw:style-name="gr5" draw:text-style-name="P2" xml:id="id10" draw:id="id10" draw:layer="layout" svg:width="2.7cm" svg:height="1.7cm" svg:x="42.1cm" svg:y="23.5cm">
          <text:p text:style-name="P1"><text:span text:style-name="T1">GROW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41.3cm" svg:y1="21.75cm" svg:x2="43.45cm" svg:y2="23.5cm" draw:start-shape="id8" draw:start-glue-point="1" draw:end-shape="id10" svg:d="M41300 21750c1434 0 2150 583 2150 1750">
          <text:p/>
        </draw:connector>
        <draw:connector draw:style-name="gr2" draw:text-style-name="P1" draw:layer="layout" draw:type="curve" svg:x1="42.1cm" svg:y1="24.35cm" svg:x2="39.6cm" svg:y2="22.7cm" draw:start-shape="id10" draw:start-glue-point="5" draw:end-shape="id8" draw:end-glue-point="2" svg:d="M42100 24350c-1667 0-2500-550-2500-1650">
          <text:p/>
        </draw:connector>
        <draw:custom-shape draw:style-name="gr5" draw:text-style-name="P2" xml:id="id11" draw:id="id11" draw:layer="layout" svg:width="3.3cm" svg:height="1.8cm" svg:x="16.2cm" svg:y="18.7cm">
          <text:p text:style-name="P1"><text:span text:style-name="T1">MORTA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3.35cm" svg:y1="19.1cm" svg:x2="17.85cm" svg:y2="18.7cm" draw:start-shape="id1" draw:end-shape="id11" draw:end-glue-point="4" svg:d="M23350 19100c0-1351-5500-1151-5500-400">
          <text:p/>
        </draw:connector>
        <draw:connector draw:style-name="gr3" draw:text-style-name="P1" draw:layer="layout" draw:type="curve" svg:x1="17.85cm" svg:y1="20.5cm" svg:x2="23.35cm" svg:y2="20.4cm" draw:start-shape="id11" draw:end-shape="id1" draw:end-glue-point="2" svg:d="M17850 20500c0 751 5500 801 5500-100">
          <text:p/>
        </draw:connector>
        <draw:custom-shape draw:style-name="gr5" draw:text-style-name="P2" xml:id="id12" draw:id="id12" draw:layer="layout" svg:width="2.7cm" svg:height="1.7cm" svg:x="33.1cm" svg:y="14.8cm">
          <text:p text:style-name="P1"><text:span text:style-name="T1">BUI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0.45cm" svg:y1="18.7cm" svg:x2="33.1cm" svg:y2="15.65cm" draw:start-shape="id2" draw:start-glue-point="0" draw:end-shape="id12" draw:end-glue-point="5" svg:d="M30450 18700c0-2034 883-3050 2650-3050">
          <text:p/>
        </draw:connector>
        <draw:connector draw:style-name="gr8" draw:text-style-name="P1" draw:layer="layout" draw:type="curve" svg:x1="37.9cm" svg:y1="18.05cm" svg:x2="35.8cm" svg:y2="15.65cm" draw:start-shape="id9" draw:end-shape="id12" draw:end-glue-point="7" svg:d="M37900 18050c-1573 0-524-2400-2100-2400">
          <text:p/>
        </draw:connector>
        <draw:connector draw:style-name="gr2" draw:text-style-name="P1" draw:layer="layout" draw:type="curve" svg:x1="34.45cm" svg:y1="14.8cm" svg:x2="36.4cm" svg:y2="13cm" draw:start-shape="id12" draw:start-glue-point="4" draw:end-shape="id4" draw:end-glue-point="2" svg:d="M34450 14800c0-1350 1950-450 1950-1800">
          <text:p/>
        </draw:connector>
        <draw:rect draw:style-name="gr1" draw:text-style-name="P2" xml:id="id13" draw:id="id13" draw:layer="layout" svg:width="3.4cm" svg:height="1.9cm" svg:x="33.1cm" svg:y="25.4cm">
          <text:p text:style-name="P1"><text:span text:style-name="T1">Houses</text:span></text:p>
          <text:p text:style-name="P1"><text:span text:style-name="T1">(limit pops)</text:span></text:p>
        </draw:rect>
        <draw:connector draw:style-name="gr2" draw:text-style-name="P1" draw:layer="layout" draw:type="curve" svg:x1="34.45cm" svg:y1="16.5cm" svg:x2="34.8cm" svg:y2="25.4cm" draw:start-shape="id12" draw:start-glue-point="6" draw:end-shape="id13" svg:d="M34450 16500c0 6676 350 2227 350 8900">
          <text:p/>
        </draw:connector>
        <draw:custom-shape draw:style-name="gr5" draw:text-style-name="P2" xml:id="id14" draw:id="id14" draw:layer="layout" svg:width="2.7cm" svg:height="1.7cm" svg:x="37.2cm" svg:y="27.9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8cm" svg:y1="27.3cm" svg:x2="37.2cm" svg:y2="28.75cm" draw:start-shape="id13" draw:start-glue-point="2" draw:end-shape="id14" draw:end-glue-point="5" svg:d="M34800 27300c0 967 800 1450 2400 1450">
          <text:p/>
        </draw:connector>
        <draw:connector draw:style-name="gr3" draw:text-style-name="P1" draw:layer="layout" draw:type="curve" svg:x1="38.55cm" svg:y1="27.9cm" svg:x2="36.5cm" svg:y2="26.35cm" draw:start-shape="id14" draw:start-glue-point="4" draw:end-shape="id13" draw:end-glue-point="1" svg:d="M38550 27900c0-1034-683-1550-2050-1550">
          <text:p/>
        </draw:connector>
        <draw:custom-shape draw:style-name="gr5" draw:text-style-name="P2" xml:id="id15" draw:id="id15" draw:layer="layout" svg:width="2.7cm" svg:height="1.7cm" svg:x="39cm" svg:y="9.3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6.4cm" svg:y1="11.1cm" svg:x2="39cm" svg:y2="10.15cm" draw:start-shape="id4" draw:start-glue-point="0" draw:end-shape="id15" draw:end-glue-point="5" svg:d="M36400 11100c0-634 866-950 2600-950">
          <text:p/>
        </draw:connector>
        <draw:connector draw:style-name="gr3" draw:text-style-name="P1" draw:layer="layout" draw:type="curve" svg:x1="40.35cm" svg:y1="11cm" svg:x2="38.1cm" svg:y2="12.05cm" draw:start-shape="id15" draw:start-glue-point="6" draw:end-shape="id4" draw:end-glue-point="1" svg:d="M40350 11000c0 700-750 1050-2250 1050">
          <text:p/>
        </draw:connector>
        <draw:connector draw:style-name="gr2" draw:text-style-name="P1" draw:layer="layout" draw:type="curve" svg:x1="33.1cm" svg:y1="26.35cm" svg:x2="24.8cm" svg:y2="19.75cm" draw:start-shape="id13" draw:start-glue-point="3" draw:end-shape="id1" svg:d="M33100 26350c-6225 0-2075-6600-8300-6600">
          <text:p/>
        </draw:connector>
        <draw:custom-shape draw:style-name="gr5" draw:text-style-name="P2" xml:id="id16" draw:id="id16" draw:layer="layout" svg:width="2.7cm" svg:height="1.7cm" svg:x="42.1cm" svg:y="15.4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9.6cm" svg:y1="17.1cm" svg:x2="42.1cm" svg:y2="16.25cm" draw:start-shape="id9" draw:start-glue-point="0" draw:end-shape="id16" draw:end-glue-point="5" svg:d="M39600 17100c0-567 833-850 2500-850">
          <text:p/>
        </draw:connector>
        <draw:connector draw:style-name="gr3" draw:text-style-name="P1" draw:layer="layout" draw:type="curve" svg:x1="43.45cm" svg:y1="17.1cm" svg:x2="41.3cm" svg:y2="18.05cm" draw:start-shape="id16" draw:start-glue-point="6" draw:end-shape="id9" draw:end-glue-point="1" svg:d="M43450 17100c0 634-716 950-2150 950">
          <text:p/>
        </draw:connector>
        <draw:rect draw:style-name="gr1" draw:text-style-name="P2" xml:id="id17" draw:id="id17" draw:layer="layout" svg:width="3.4cm" svg:height="1.9cm" svg:x="34.6cm" svg:y="6.4cm">
          <text:p text:style-name="P1"><text:span text:style-name="T1">Wildlife</text:span></text:p>
        </draw:rect>
        <draw:custom-shape draw:style-name="gr5" draw:text-style-name="P2" xml:id="id18" draw:id="id18" draw:layer="layout" svg:width="3cm" svg:height="1.6cm" svg:x="29.1cm" svg:y="6.7cm">
          <text:p text:style-name="P1"><text:span text:style-name="T1">H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6cm" svg:y1="7.35cm" svg:x2="32.1cm" svg:y2="7.5cm" draw:start-shape="id17" draw:start-glue-point="3" draw:end-shape="id18" draw:end-glue-point="7" svg:d="M34600 7350c-1873 0-624 150-2500 150">
          <text:p/>
        </draw:connector>
        <draw:connector draw:style-name="gr3" draw:text-style-name="P1" draw:layer="layout" draw:type="curve" svg:x1="30.6cm" svg:y1="8.3cm" svg:x2="36.3cm" svg:y2="8.3cm" draw:start-shape="id18" draw:end-shape="id17" draw:end-glue-point="2" svg:d="M30600 8300c0 751 5700 751 5700 0">
          <text:p/>
        </draw:connector>
        <draw:connector draw:style-name="gr2" draw:text-style-name="P1" draw:layer="layout" draw:type="curve" svg:x1="30.45cm" svg:y1="18.7cm" svg:x2="30.6cm" svg:y2="8.3cm" draw:start-shape="id2" draw:start-glue-point="0" draw:end-shape="id18" svg:d="M30450 18700c0-7800 150-2600 150-10400">
          <text:p/>
        </draw:connector>
        <draw:connector draw:style-name="gr2" draw:text-style-name="P1" draw:layer="layout" draw:type="curve" svg:x1="29.1cm" svg:y1="7.5cm" svg:x2="23.85cm" svg:y2="11.2cm" draw:start-shape="id18" draw:start-glue-point="5" draw:end-shape="id6" draw:end-glue-point="0" svg:d="M29100 7500c-3500 0-5250 1233-5250 3700">
          <text:p/>
        </draw:connector>
        <draw:custom-shape draw:style-name="gr5" draw:text-style-name="P2" xml:id="id19" draw:id="id19" draw:layer="layout" svg:width="2.7cm" svg:height="1.7cm" svg:x="19.3cm" svg:y="8.9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3.85cm" svg:y1="11.2cm" svg:x2="22cm" svg:y2="9.75cm" draw:start-shape="id6" draw:start-glue-point="0" draw:end-shape="id19" svg:d="M23850 11200c0-967-616-1450-1850-1450">
          <text:p/>
        </draw:connector>
        <draw:connector draw:style-name="gr3" draw:text-style-name="P1" draw:layer="layout" draw:type="curve" svg:x1="20.65cm" svg:y1="10.6cm" svg:x2="22.2cm" svg:y2="12.1cm" draw:start-shape="id19" draw:start-glue-point="6" draw:end-shape="id6" svg:d="M20650 10600c0 1000 516 1500 1550 1500">
          <text:p/>
        </draw:connector>
        <draw:rect draw:style-name="gr1" draw:text-style-name="P2" draw:layer="layout" svg:width="3.4cm" svg:height="1.9cm" svg:x="27.3cm" svg:y="2cm">
          <text:p text:style-name="P1"><text:span text:style-name="T1">Woods</text:span></text:p>
          <text:p text:style-name="P1"><text:span text:style-name="T1">(integral)</text:span><text:span text:style-name="T1"><text:line-break/></text:span><text:span text:style-name="T1">(decay)</text:span></text:p>
        </draw:rect>
      </draw:page>
      <draw:page draw:name="page2" draw:style-name="dp1" draw:master-page-name="Default">
        <draw:frame draw:style-name="standard" draw:layer="layout" svg:width="14.098cm" svg:height="9.729cm" svg:x="19.482cm" svg:y="8.4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9" draw:text-style-name="P1" draw:layer="layout" svg:width="5.7cm" svg:height="1.4cm" svg:x="33.6cm" svg:y="8.5cm">
          <text:p text:style-name="P1">WOODS</text:p>
        </draw:rect>
        <draw:rect draw:style-name="gr9" draw:text-style-name="P1" draw:layer="layout" svg:width="5.7cm" svg:height="1.4cm" svg:x="33.6cm" svg:y="9.9cm">
          <text:p text:style-name="P1">FIELDS</text:p>
        </draw:rect>
        <draw:rect draw:style-name="gr9" draw:text-style-name="P1" draw:layer="layout" svg:width="5.7cm" svg:height="1.4cm" svg:x="33.6cm" svg:y="11.3cm">
          <text:p text:style-name="P1">BUILT</text:p>
        </draw:rect>
        <draw:rect draw:style-name="gr10" draw:text-style-name="P1" draw:layer="layout" svg:width="5.7cm" svg:height="3.2cm" svg:x="33.6cm" svg:y="15.1cm">
          <text:p/>
        </draw:rect>
        <draw:ellipse draw:style-name="gr9" draw:text-style-name="P1" draw:layer="layout" svg:width="3cm" svg:height="2.6cm" svg:x="35.3cm" svg:y="15.5cm">
          <text:p text:style-name="P1">SEASON CLOCK</text:p>
        </draw:ellipse>
        <draw:rect draw:style-name="gr9" draw:text-style-name="P1" draw:layer="layout" svg:width="5.7cm" svg:height="1.4cm" svg:x="33.6cm" svg:y="12.8cm">
          <text:p text:style-name="P1">POPS</text:p>
        </draw:rect>
        <draw:rect draw:style-name="gr9" draw:text-style-name="P1" draw:layer="layout" svg:width="5.7cm" svg:height="1.4cm" svg:x="33.5cm" svg:y="14cm">
          <text:p text:style-name="P1">FOOD</text:p>
        </draw:rect>
      </draw:page>
      <draw:page draw:name="page3" draw:style-name="dp1" draw:master-page-name="Default">
        <draw:rect draw:style-name="gr11" draw:text-style-name="P1" draw:layer="layout" svg:width="6.8cm" svg:height="4.4cm" svg:x="19.283cm" svg:y="3.4cm">
          <text:p text:style-name="P1"><text:span text:style-name="T2">LAND SYSTEM</text:span></text:p>
          <text:p text:style-name="P1"><text:span text:style-name="T3">Divided in plots</text:span></text:p>
          <text:p text:style-name="P1"><text:span text:style-name="T3">Fixed supply</text:span></text:p>
          <text:p text:style-name="P1"><text:span text:style-name="T3">Competitive division</text:span><text:span text:style-name="T3"><text:line-break/></text:span><text:span text:style-name="T3">-Woods</text:span><text:span text:style-name="T3"><text:line-break/></text:span><text:span text:style-name="T3">-Fields</text:span><text:span text:style-name="T3"><text:line-break/></text:span><text:span text:style-name="T3">-Developed</text:span><text:span text:style-name="T3"><text:line-break/></text:span><text:span text:style-name="T3">-Undeveloped</text:span></text:p>
        </draw:rect>
        <draw:rect draw:style-name="gr12" draw:text-style-name="P1" xml:id="id20" draw:id="id20" draw:layer="layout" svg:width="4.3cm" svg:height="1.8cm" svg:x="17.7cm" svg:y="10.3cm">
          <text:p text:style-name="P1">Buildings</text:p>
          <text:p text:style-name="P1">(finite)</text:p>
          <text:p text:style-name="P1">(decay)</text:p>
        </draw:rect>
        <draw:custom-shape draw:style-name="gr13" draw:text-style-name="P1" xml:id="id21" draw:id="id21" draw:layer="layout" svg:width="4.7cm" svg:height="2cm" svg:x="24.6cm" svg:y="10.2cm">
          <text:p text:style-name="P1">DECAY</text:p>
          <text:p text:style-name="P1">(structur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curve" svg:x1="22cm" svg:y1="11.2cm" svg:x2="24.6cm" svg:y2="11.2cm" draw:start-shape="id20" draw:start-glue-point="1" draw:end-shape="id21" draw:end-glue-point="5" svg:d="M22000 11200h2600">
          <text:p/>
        </draw:connector>
        <draw:rect draw:style-name="gr12" draw:text-style-name="P1" xml:id="id22" draw:id="id22" draw:layer="layout" svg:width="4.3cm" svg:height="1.8cm" svg:x="35.5cm" svg:y="11.8cm">
          <text:p text:style-name="P1">Undeveloped</text:p>
        </draw:rect>
        <draw:connector draw:style-name="gr14" draw:text-style-name="P1" draw:layer="layout" draw:type="curve" svg:x1="29.3cm" svg:y1="11.2cm" svg:x2="35.5cm" svg:y2="12.7cm" draw:start-shape="id21" draw:start-glue-point="7" draw:end-shape="id22" draw:end-glue-point="3" svg:d="M29300 11200c4651 0 1552 1500 6200 1500">
          <text:p/>
        </draw:connector>
        <draw:rect draw:style-name="gr11" draw:text-style-name="P1" draw:layer="layout" svg:width="6.8cm" svg:height="4.4cm" svg:x="27.083cm" svg:y="3.4cm">
          <text:p text:style-name="P1"><text:span text:style-name="T2">DECAY SYSTEM</text:span></text:p>
          <text:p text:style-name="P1"><text:span text:style-name="T3">Fields and Developed Plots</text:span></text:p>
          <text:p text:style-name="P1"><text:span text:style-name="T3">decays into Undeveloped</text:span></text:p>
          <text:p text:style-name="P1"><text:span text:style-name="T3">over time according to the</text:span></text:p>
          <text:p text:style-name="P1"><text:span text:style-name="T3">{structural decay}</text:span></text:p>
        </draw:rect>
        <draw:rect draw:style-name="gr12" draw:text-style-name="P1" xml:id="id23" draw:id="id23" draw:layer="layout" svg:width="4.3cm" svg:height="1.8cm" svg:x="17.7cm" svg:y="12.8cm">
          <text:p text:style-name="P1">Fields</text:p>
          <text:p text:style-name="P1">(finite)</text:p>
          <text:p text:style-name="P1">(decay)</text:p>
        </draw:rect>
        <draw:custom-shape draw:style-name="gr13" draw:text-style-name="P1" xml:id="id24" draw:id="id24" draw:layer="layout" svg:width="4.7cm" svg:height="2cm" svg:x="24.6cm" svg:y="12.7cm">
          <text:p text:style-name="P1">DECAY</text:p>
          <text:p text:style-name="P1">(structur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curve" svg:x1="22cm" svg:y1="13.7cm" svg:x2="24.6cm" svg:y2="13.7cm" draw:start-shape="id23" draw:start-glue-point="1" draw:end-shape="id24" draw:end-glue-point="5" svg:d="M22000 13700h2600">
          <text:p/>
        </draw:connector>
        <draw:connector draw:style-name="gr14" draw:text-style-name="P1" draw:layer="layout" draw:type="curve" svg:x1="29.3cm" svg:y1="13.7cm" svg:x2="35.5cm" svg:y2="12.7cm" draw:start-shape="id24" draw:start-glue-point="7" draw:end-shape="id22" svg:d="M29300 13700c4651 0 1552-1000 6200-1000">
          <text:p/>
        </draw:connector>
        <draw:rect draw:style-name="gr12" draw:text-style-name="P1" xml:id="id26" draw:id="id26" draw:layer="layout" svg:width="4.3cm" svg:height="1.8cm" svg:x="17.7cm" svg:y="15.9cm">
          <text:p text:style-name="P1">Woods</text:p>
          <text:p text:style-name="P1">(finite)</text:p>
        </draw:rect>
        <draw:rect draw:style-name="gr11" draw:text-style-name="P1" draw:layer="layout" svg:width="6.8cm" svg:height="4.4cm" svg:x="35cm" svg:y="3.4cm">
          <text:p text:style-name="P1"><text:span text:style-name="T2">GROWTH SYSTEM</text:span></text:p>
          <text:p text:style-name="P1"><text:span text:style-name="T3">Undeveloped land is</text:span></text:p>
          <text:p text:style-name="P1"><text:span text:style-name="T3">promoted into woods.</text:span></text:p>
          <text:p text:style-name="P1"><text:span text:style-name="T3">Woods decay into Undeveloped</text:span></text:p>
          <text:p text:style-name="P1"><text:span text:style-name="T3">depending on environment.</text:span></text:p>
        </draw:rect>
        <draw:custom-shape draw:style-name="gr15" draw:text-style-name="P1" xml:id="id25" draw:id="id25" draw:layer="layout" svg:width="4.7cm" svg:height="2cm" svg:x="24.6cm" svg:y="15.4cm">
          <text:p text:style-name="P1">GROWTH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curve" svg:x1="37.65cm" svg:y1="13.6cm" svg:x2="29.3cm" svg:y2="16.4cm" draw:start-shape="id22" draw:start-glue-point="2" draw:end-shape="id25" draw:end-glue-point="7" svg:d="M37650 13600c0 1867-2783 2800-8350 2800">
          <text:p/>
        </draw:connector>
        <draw:connector draw:style-name="gr14" draw:text-style-name="P1" draw:layer="layout" draw:type="curve" svg:x1="24.6cm" svg:y1="16.4cm" svg:x2="22cm" svg:y2="16.8cm" draw:start-shape="id25" draw:start-glue-point="5" draw:end-shape="id26" draw:end-glue-point="1" svg:d="M24600 16400c-1950 0-650 400-2600 400">
          <text:p/>
        </draw:connector>
        <draw:connector draw:style-name="gr14" draw:text-style-name="P1" draw:layer="layout" draw:type="curve" svg:x1="19.85cm" svg:y1="15.9cm" svg:x2="26.95cm" svg:y2="15.4cm" draw:start-shape="id26" draw:end-shape="id25" draw:end-glue-point="4" svg:d="M19850 15900c0-1501 7100-1251 7100-500">
          <text:p/>
        </draw:connector>
        <draw:custom-shape draw:style-name="gr13" draw:text-style-name="P1" xml:id="id27" draw:id="id27" draw:layer="layout" svg:width="4.7cm" svg:height="2cm" svg:x="24.6cm" svg:y="17.9cm">
          <text:p text:style-name="P1">DECAY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19.85cm" svg:y1="17.7cm" svg:x2="24.6cm" svg:y2="18.9cm" draw:start-shape="id26" draw:start-glue-point="2" draw:end-shape="id27" draw:end-glue-point="5" svg:d="M19850 17700c0 800 1583 1200 4750 1200">
          <text:p/>
        </draw:connector>
        <draw:connector draw:style-name="gr16" draw:text-style-name="P1" draw:layer="layout" draw:type="curve" svg:x1="29.3cm" svg:y1="18.9cm" svg:x2="35.5cm" svg:y2="12.7cm" draw:start-shape="id27" draw:start-glue-point="7" draw:end-shape="id22" svg:d="M29300 18900c4651 0 1552-6200 6200-6200">
          <text:p/>
        </draw:connector>
        <draw:ellipse draw:style-name="gr17" draw:text-style-name="P1" draw:layer="layout" svg:width="6.2cm" svg:height="5.3cm" svg:x="12.2cm" svg:y="3.2cm">
          <text:p text:style-name="P1">ENVIRONMENT</text:p>
          <text:p text:style-name="P1">Harshness<text:line-break/>-Nurturing</text:p>
          <text:p text:style-name="P1">-Comfortable</text:p>
          <text:p text:style-name="P1">-Challenging</text:p>
          <text:p text:style-name="P1">-Harsh</text:p>
          <text:p text:style-name="P1">-Extreme<text:line-break/>(non integral)</text:p>
        </draw:ellipse>
      </draw:page>
      <draw:page draw:name="page4" draw:style-name="dp1" draw:master-page-name="Default">
        <draw:rect draw:style-name="gr11" draw:text-style-name="P1" draw:layer="layout" svg:width="6.8cm" svg:height="4.4cm" svg:x="20.9cm" svg:y="3.4cm">
          <text:p text:style-name="P1"><text:span text:style-name="T2">WILDLIFE SYSTEM</text:span></text:p>
          <text:p text:style-name="P1"><text:span text:style-name="T3">Woods limits wildlife pops</text:span></text:p>
          <text:p text:style-name="P1"><text:span text:style-name="T3">Environment modulate pops</text:span></text:p>
        </draw:rect>
        <draw:rect draw:style-name="gr12" draw:text-style-name="P1" xml:id="id30" draw:id="id30" draw:layer="layout" svg:width="4.3cm" svg:height="1.8cm" svg:x="16.8cm" svg:y="13.5cm">
          <text:p text:style-name="P1">Woods</text:p>
          <text:p text:style-name="P1">(finite)</text:p>
        </draw:rect>
        <draw:rect draw:style-name="gr12" draw:text-style-name="P1" xml:id="id28" draw:id="id28" draw:layer="layout" svg:width="4.3cm" svg:height="1.8cm" svg:x="32.6cm" svg:y="13.5cm">
          <text:p text:style-name="P1">Wildlife</text:p>
          <text:p text:style-name="P1">(integral)</text:p>
          <text:p text:style-name="P1">(pops)</text:p>
        </draw:rect>
        <draw:custom-shape draw:style-name="gr15" draw:text-style-name="P1" xml:id="id29" draw:id="id29" draw:layer="layout" svg:width="4.7cm" svg:height="2cm" svg:x="24.6cm" svg:y="13.4cm">
          <text:p text:style-name="P1">GROWTH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34.75cm" svg:y1="13.5cm" svg:x2="26.95cm" svg:y2="13.4cm" draw:start-shape="id28" draw:start-glue-point="0" draw:end-shape="id29" draw:end-glue-point="4" svg:d="M34750 13500c0-901-7800-851-7800-100">
          <text:p/>
        </draw:connector>
        <draw:connector draw:style-name="gr16" draw:text-style-name="P1" draw:layer="layout" draw:type="curve" svg:x1="29.3cm" svg:y1="14.4cm" svg:x2="32.6cm" svg:y2="14.4cm" draw:start-shape="id29" draw:start-glue-point="7" draw:end-shape="id28" draw:end-glue-point="3" svg:d="M29300 14400h3300">
          <text:p/>
        </draw:connector>
        <draw:connector draw:style-name="gr16" draw:text-style-name="P1" draw:layer="layout" draw:type="curve" svg:x1="21.1cm" svg:y1="14.4cm" svg:x2="24.6cm" svg:y2="14.4cm" draw:start-shape="id30" draw:start-glue-point="1" draw:end-shape="id29" draw:end-glue-point="5" svg:d="M21100 14400h3500">
          <text:p/>
        </draw:connector>
        <draw:custom-shape draw:style-name="gr13" draw:text-style-name="P1" xml:id="id31" draw:id="id31" draw:layer="layout" svg:width="4.7cm" svg:height="2cm" svg:x="39.1cm" svg:y="13.4cm">
          <text:p text:style-name="P1">MORTALITY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36.9cm" svg:y1="14.4cm" svg:x2="39.1cm" svg:y2="14.4cm" draw:start-shape="id28" draw:start-glue-point="1" draw:end-shape="id31" svg:d="M36900 14400h2200">
          <text:p/>
        </draw:connector>
        <draw:connector draw:style-name="gr16" draw:text-style-name="P1" draw:layer="layout" draw:type="curve" svg:x1="41.45cm" svg:y1="15.4cm" svg:x2="34.75cm" svg:y2="15.3cm" draw:start-shape="id31" draw:start-glue-point="6" draw:end-shape="id28" draw:end-glue-point="2" svg:d="M41450 15400c0 753-6700 803-6700-100">
          <text:p/>
        </draw:connector>
        <draw:ellipse draw:style-name="gr17" draw:text-style-name="P1" draw:layer="layout" svg:width="6.2cm" svg:height="5.3cm" svg:x="13.2cm" svg:y="3.1cm">
          <text:p text:style-name="P1">ENVIRONMENT</text:p>
          <text:p text:style-name="P1">Harshness<text:line-break/>-Nurturing</text:p>
          <text:p text:style-name="P1">-Comfortable</text:p>
          <text:p text:style-name="P1">-Challenging</text:p>
          <text:p text:style-name="P1">-Harsh</text:p>
          <text:p text:style-name="P1">-Extreme<text:line-break/>(non integral)</text:p>
        </draw:ellipse>
      </draw:page>
      <draw:page draw:name="page5" draw:style-name="dp1" draw:master-page-name="Default">
        <draw:rect draw:style-name="gr11" draw:text-style-name="P2" draw:layer="layout" svg:width="6.8cm" svg:height="4.4cm" svg:x="20.9cm" svg:y="3.4cm">
          <text:p text:style-name="P2"><text:span text:style-name="T2">POPULATION SYSTEM</text:span></text:p>
          <text:p text:style-name="P2"><text:span text:style-name="T3"/></text:p>
          <text:p text:style-name="P2"><text:span text:style-name="T3">Environment modulate pops</text:span></text:p>
        </draw:rect>
        <draw:rect draw:style-name="gr12" draw:text-style-name="P2" xml:id="id34" draw:id="id34" draw:layer="layout" svg:width="4.3cm" svg:height="1.8cm" svg:x="11.3cm" svg:y="10.3cm">
          <text:p text:style-name="P2">Built</text:p>
          <text:p text:style-name="P2">(integral)</text:p>
        </draw:rect>
        <draw:rect draw:style-name="gr12" draw:text-style-name="P2" xml:id="id32" draw:id="id32" draw:layer="layout" svg:width="4.3cm" svg:height="1.8cm" svg:x="32.6cm" svg:y="13.5cm">
          <text:p text:style-name="P2">Population</text:p>
          <text:p text:style-name="P2">(integral)</text:p>
          <text:p text:style-name="P2">(pops)</text:p>
        </draw:rect>
        <draw:custom-shape draw:style-name="gr15" draw:text-style-name="P2" xml:id="id33" draw:id="id33" draw:layer="layout" svg:width="4.7cm" svg:height="2cm" svg:x="24.6cm" svg:y="13.4cm">
          <text:p text:style-name="P2">GROWTH</text:p>
          <text:p text:style-name="P2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34.75cm" svg:y1="13.5cm" svg:x2="26.95cm" svg:y2="13.4cm" draw:start-shape="id32" draw:start-glue-point="0" draw:end-shape="id33" draw:end-glue-point="4" svg:d="M34750 13500c0-901-7800-851-7800-100">
          <text:p/>
        </draw:connector>
        <draw:connector draw:style-name="gr16" draw:text-style-name="P1" draw:layer="layout" draw:type="curve" svg:x1="29.3cm" svg:y1="14.4cm" svg:x2="32.6cm" svg:y2="14.4cm" draw:start-shape="id33" draw:start-glue-point="7" draw:end-shape="id32" draw:end-glue-point="3" svg:d="M29300 14400h3300">
          <text:p/>
        </draw:connector>
        <draw:connector draw:style-name="gr16" draw:text-style-name="P1" draw:layer="layout" draw:type="curve" svg:x1="15.6cm" svg:y1="11.2cm" svg:x2="24.6cm" svg:y2="14.4cm" draw:start-shape="id34" draw:start-glue-point="1" draw:end-shape="id33" draw:end-glue-point="5" svg:d="M15600 11200c6750 0 2250 3200 9000 3200">
          <text:p/>
        </draw:connector>
        <draw:custom-shape draw:style-name="gr13" draw:text-style-name="P2" xml:id="id35" draw:id="id35" draw:layer="layout" svg:width="4.7cm" svg:height="2cm" svg:x="39.1cm" svg:y="13.4cm">
          <text:p text:style-name="P2">MORTALITY</text:p>
          <text:p text:style-name="P2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out" draw:type="curve" svg:x1="36.9cm" svg:y1="14.4cm" svg:x2="39.1cm" svg:y2="14.4cm" draw:start-shape="id32" draw:start-glue-point="1" draw:end-shape="id35" svg:d="M36900 14400h2200">
          <text:p/>
        </draw:connector>
        <draw:connector draw:style-name="gr16" draw:text-style-name="P1" draw:layer="layout" draw:type="curve" svg:x1="41.45cm" svg:y1="15.4cm" svg:x2="34.75cm" svg:y2="15.3cm" draw:start-shape="id35" draw:start-glue-point="6" draw:end-shape="id32" draw:end-glue-point="2" svg:d="M41450 15400c0 753-6700 803-6700-100">
          <text:p/>
        </draw:connector>
        <draw:ellipse draw:style-name="gr17" draw:text-style-name="P2" draw:layer="layout" svg:width="6.2cm" svg:height="5.3cm" svg:x="13.2cm" svg:y="3.1cm">
          <text:p text:style-name="P2">ENVIRONMENT</text:p>
          <text:p text:style-name="P2">Harshness<text:line-break/>-Nurturing</text:p>
          <text:p text:style-name="P2">-Comfortable</text:p>
          <text:p text:style-name="P2">-Challenging</text:p>
          <text:p text:style-name="P2">-Harsh</text:p>
          <text:p text:style-name="P2">-Extreme<text:line-break/>(non integral)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6T15:09:18.65</meta:creation-date>
    <dc:date>2024-01-04T16:41:26.99</dc:date>
    <meta:editing-duration>PT9H35M44S</meta:editing-duration>
    <meta:editing-cycles>84</meta:editing-cycles>
    <meta:generator>OpenOffice/4.1.7$Win32 OpenOffice.org_project/417m1$Build-9800</meta:generator>
    <meta:document-statistic meta:object-count="107"/>
  </office:meta>
</office:document-meta>
</file>